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36"/>
    <style:style style:name="ce5" style:family="table-cell" style:parent-style-name="Default" style:data-style-name="N0"/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96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Use Case</text:p>
          </table:table-cell>
          <table:table-cell office:value-type="string" table:style-name="ce2">
            <text:p>Documentation</text:p>
          </table:table-cell>
          <table:table-cell office:value-type="string" table:style-name="ce2">
            <text:p>Coding</text:p>
          </table:table-cell>
          <table:table-cell office:value-type="string" table:style-name="ce2">
            <text:p>Testing</text:p>
          </table:table-cell>
          <table:table-cell office:value-type="string" table:style-name="ce2">
            <text:p>Warm-up</text:p>
          </table:table-cell>
          <table:table-cell office:value-type="string" table:style-name="ce2">
            <text:p>Total<text:s/></text:p>
          </table:table-cell>
          <table:table-cell office:value-type="string" table:style-name="ce2">
            <text:p>FP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Confirm Relationship</text:p>
          </table:table-cell>
          <table:table-cell table:number-columns-repeated="4" table:style-name="ce4"/>
          <table:table-cell office:value-type="time" office:time-value="PT0H0M0S" table:formula="of:=[.B2]+[.C2]+[.D2]+[.E2]" table:style-name="ce4">
            <text:p>00:00</text:p>
          </table:table-cell>
          <table:table-cell table:style-name="ce5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Cronjob</text:p>
          </table:table-cell>
          <table:table-cell office:value-type="time" office:time-value="PT1H30M0S" table:style-name="ce4">
            <text:p>01:30</text:p>
          </table:table-cell>
          <table:table-cell office:value-type="time" office:time-value="PT2H0M0S" table:style-name="ce4">
            <text:p>02:00</text:p>
          </table:table-cell>
          <table:table-cell office:value-type="time" office:time-value="PT0H20M0S" table:style-name="ce4">
            <text:p>00:20</text:p>
          </table:table-cell>
          <table:table-cell office:value-type="time" office:time-value="PT1H40M0S" table:style-name="ce4">
            <text:p>01:40</text:p>
          </table:table-cell>
          <table:table-cell office:value-type="time" office:time-value="PT5H30M0S" table:formula="of:=[.B3]+[.C3]+[.D3]+[.E3]" table:style-name="ce4">
            <text:p>05:30</text:p>
          </table:table-cell>
          <table:table-cell office:value-type="float" office:value="21" table:style-name="ce5">
            <text:p>21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Edit Profile</text:p>
          </table:table-cell>
          <table:table-cell office:value-type="time" office:time-value="PT6H0M0S" table:style-name="ce4">
            <text:p>06:00</text:p>
          </table:table-cell>
          <table:table-cell office:value-type="time" office:time-value="PT15H45M0S" table:style-name="ce4">
            <text:p>15:45</text:p>
          </table:table-cell>
          <table:table-cell office:value-type="time" office:time-value="PT1H45M0S" table:style-name="ce4">
            <text:p>01:45</text:p>
          </table:table-cell>
          <table:table-cell office:value-type="time" office:time-value="PT5H30M0S" table:style-name="ce4">
            <text:p>05:30</text:p>
          </table:table-cell>
          <table:table-cell office:value-type="time" office:time-value="PT29H0M0S" table:formula="of:=[.B4]+[.C4]+[.D4]+[.E4]" table:style-name="ce4">
            <text:p>29:00</text:p>
          </table:table-cell>
          <table:table-cell office:value-type="float" office:value="165" table:style-name="ce5">
            <text:p>165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Manage Shared Information</text:p>
          </table:table-cell>
          <table:table-cell table:number-columns-repeated="4" table:style-name="ce4"/>
          <table:table-cell office:value-type="time" office:time-value="PT0H0M0S" table:formula="of:=[.B5]+[.C5]+[.D5]+[.E5]" table:style-name="ce4">
            <text:p>00:00</text:p>
          </table:table-cell>
          <table:table-cell table:style-name="ce5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egistration</text:p>
          </table:table-cell>
          <table:table-cell office:value-type="time" office:time-value="PT4H30M0S" table:style-name="ce4">
            <text:p>04:30</text:p>
          </table:table-cell>
          <table:table-cell office:value-type="time" office:time-value="PT15H20M0S" table:style-name="ce4">
            <text:p>15:20</text:p>
          </table:table-cell>
          <table:table-cell office:value-type="time" office:time-value="PT2H50M0S" table:style-name="ce4">
            <text:p>02:50</text:p>
          </table:table-cell>
          <table:table-cell office:value-type="time" office:time-value="PT5H0M0S" table:style-name="ce4">
            <text:p>05:00</text:p>
          </table:table-cell>
          <table:table-cell office:value-type="time" office:time-value="PT27H40M0S" table:formula="of:=[.B6]+[.C6]+[.D6]+[.E6]" table:style-name="ce4">
            <text:p>27:40</text:p>
          </table:table-cell>
          <table:table-cell office:value-type="float" office:value="40" table:style-name="ce5">
            <text:p>4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Create Group</text:p>
          </table:table-cell>
          <table:table-cell table:number-columns-repeated="4" table:style-name="ce4"/>
          <table:table-cell office:value-type="time" office:time-value="PT0H0M0S" table:formula="of:=[.B7]+[.C7]+[.D7]+[.E7]" table:style-name="ce4">
            <text:p>00:00</text:p>
          </table:table-cell>
          <table:table-cell table:style-name="ce5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Engage Friendship</text:p>
          </table:table-cell>
          <table:table-cell office:value-type="time" office:time-value="PT3H0M0S" table:style-name="ce4">
            <text:p>03:00</text:p>
          </table:table-cell>
          <table:table-cell office:value-type="time" office:time-value="PT4H0M0S" table:style-name="ce4">
            <text:p>04:00</text:p>
          </table:table-cell>
          <table:table-cell office:value-type="time" office:time-value="PT1H30M0S" table:style-name="ce4">
            <text:p>01:30</text:p>
          </table:table-cell>
          <table:table-cell office:value-type="time" office:time-value="PT0H30M0S" table:style-name="ce4">
            <text:p>00:30</text:p>
          </table:table-cell>
          <table:table-cell office:value-type="time" office:time-value="PT9H0M0S" table:formula="of:=[.B8]+[.C8]+[.D8]+[.E8]" table:style-name="ce4">
            <text:p>09:00</text:p>
          </table:table-cell>
          <table:table-cell office:value-type="float" office:value="35" table:style-name="ce5">
            <text:p>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intain Contacts</text:p>
          </table:table-cell>
          <table:table-cell table:number-columns-repeated="4" table:style-name="ce4"/>
          <table:table-cell office:value-type="time" office:time-value="PT0H0M0S" table:formula="of:=[.B9]+[.C9]+[.D9]+[.E9]" table:style-name="ce4">
            <text:p>00:00</text:p>
          </table:table-cell>
          <table:table-cell table:style-name="ce5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eceive E-Mail Notification</text:p>
          </table:table-cell>
          <table:table-cell office:value-type="time" office:time-value="PT3H0M0S" table:style-name="ce4">
            <text:p>03:00</text:p>
          </table:table-cell>
          <table:table-cell office:value-type="time" office:time-value="PT2H30M0S" table:style-name="ce4">
            <text:p>02:30</text:p>
          </table:table-cell>
          <table:table-cell office:value-type="time" office:time-value="PT0H30M0S" table:style-name="ce4">
            <text:p>00:30</text:p>
          </table:table-cell>
          <table:table-cell office:value-type="time" office:time-value="PT1H30M0S" table:style-name="ce4">
            <text:p>01:30</text:p>
          </table:table-cell>
          <table:table-cell office:value-type="time" office:time-value="PT7H30M0S" table:formula="of:=[.B10]+[.C10]+[.D10]+[.E10]" table:style-name="ce4">
            <text:p>07:30</text:p>
          </table:table-cell>
          <table:table-cell office:value-type="float" office:value="23" table:style-name="ce5">
            <text:p>23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how Information</text:p>
          </table:table-cell>
          <table:table-cell table:number-columns-repeated="4" table:style-name="ce4"/>
          <table:table-cell office:value-type="time" office:time-value="PT0H0M0S" table:formula="of:=[.B11]+[.C11]+[.D11]+[.E11]" table:style-name="ce4">
            <text:p>00:00</text:p>
          </table:table-cell>
          <table:table-cell table:style-name="ce5"/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table:style-name="ce3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1" draw:id="id0" draw:style-name="a0" draw:name="Chart 4" svg:x="0.34896in" svg:y="0.16667in" svg:width="8.13021in" svg:height="5.21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Wagner, Daniel</meta:initial-creator>
    <dc:creator>Wagner, Daniel</dc:creator>
    <meta:creation-date>2017-04-13T09:37:13Z</meta:creation-date>
    <dc:date>2017-04-13T09:37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2" svg:stroke-width="0.02083in" svg:stroke-color="#5b9bd5" svg:stroke-opacity="100%" svg:stroke-linecap="round"/>
    </style:style>
    <style:style style:family="chart" style:name="DL000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1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1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ogarithmic" chart:auto-position="true"/>
      <style:graphic-properties draw:fill="none" draw:stroke="none"/>
    </style:style>
  </office:automatic-styles>
  <office:body>
    <office:chart>
      <chart:chart chart:class="chart:scatter" svg:height="375.75pt" svg:width="585.3750393700787pt" chart:style-name="Crt0">
        <chart:title chart:style-name="CT00">
          <text:p text:style-name="a0" text:class-names="" text:cond-style-name="">Function Points to time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style-name="G0S0P0">
              <chart:data-label svg:x="61.6888188976378pt" svg:y="295.7553543307086pt" chart:style-name="DL000">
                <text:p text:style-name="a5" text:class-names="" text:cond-style-name="">Cronjob</text:p>
              </chart:data-label>
            </chart:data-point>
            <chart:data-point chart:style-name="G0S0P1">
              <chart:data-label svg:x="503.2347244094488pt" svg:y="37.3859842519685pt" chart:style-name="DL001">
                <text:p text:style-name="a8" text:class-names="" text:cond-style-name="">Edit Profile</text:p>
              </chart:data-label>
            </chart:data-point>
            <chart:data-point chart:style-name="G0S0P2">
              <chart:data-label svg:x="484.9838582677165pt" svg:y="250.4566141732283pt" chart:style-name="DL002">
                <text:p text:style-name="a11" text:class-names="" text:cond-style-name="">Registration</text:p>
              </chart:data-label>
            </chart:data-point>
            <chart:data-point chart:style-name="G0S0P3">
              <chart:data-label svg:x="201.4722047244094pt" svg:y="283.2194488188976pt" chart:style-name="DL003">
                <text:p text:style-name="a14" text:class-names="" text:cond-style-name="">Engage Friendship</text:p>
              </chart:data-label>
            </chart:data-point>
            <chart:data-point chart:style-name="G0S0P4">
              <chart:data-label svg:x="195.5650393700787pt" svg:y="307.2502362204724pt" chart:style-name="DL004">
                <text:p text:style-name="a17" text:class-names="" text:cond-style-name="">Receive Email</text:p>
              </chart:data-label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05:30</text:p>
            </table:table-cell>
            <table:table-cell office:value-type="float" office:value="0.22916666666666666"/>
            <table:table-cell office:value-type="float" office:value="21"/>
          </table:table-row>
          <table:table-row>
            <table:table-cell office:value-type="string">
              <text:p>29:00</text:p>
            </table:table-cell>
            <table:table-cell office:value-type="float" office:value="1.2083333333333333"/>
            <table:table-cell office:value-type="float" office:value="165"/>
          </table:table-row>
          <table:table-row>
            <table:table-cell office:value-type="string">
              <text:p>27:40</text:p>
            </table:table-cell>
            <table:table-cell office:value-type="float" office:value="1.1527777777777777"/>
            <table:table-cell office:value-type="float" office:value="40"/>
          </table:table-row>
          <table:table-row>
            <table:table-cell office:value-type="string">
              <text:p>09:00</text:p>
            </table:table-cell>
            <table:table-cell office:value-type="float" office:value="0.37499999999999994"/>
            <table:table-cell office:value-type="float" office:value="35"/>
          </table:table-row>
          <table:table-row>
            <table:table-cell office:value-type="string">
              <text:p>07:30</text:p>
            </table:table-cell>
            <table:table-cell office:value-type="float" office:value="0.3125"/>
            <table:table-cell office:value-type="float" office:value="2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  <draw:stroke-dash draw:name="a2" draw:display-name="SysDot" draw:style="rect" draw:dots1="1" draw:dots1-length="0.02083in" draw:dots2="0" draw:dots2-length="0in" draw:distance="0.02083in"/>
  </office:styles>
</office:document-styles>
</file>